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9.2224in" svg:y="8.1835in">
            <draw:object draw:notify-on-update-of-ranges="Лист1.H2:Лист1.H75 Лист1.I2:Лист1.I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=1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8" calcext:value-type="float">
            <text:p>61.8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formula="of:=2*[.C2]" office:value-type="float" office:value="7.6" calcext:value-type="float">
            <text:p>7.6</text:p>
          </table:table-cell>
          <table:table-cell/>
          <table:table-cell table:formula="of:=[.G1]+[.E2]" office:value-type="float" office:value="7.6" calcext:value-type="float">
            <text:p>7.6</text:p>
          </table:table-cell>
          <table:table-cell office:value-type="float" office:value="61.8" calcext:value-type="float">
            <text:p>61.8</text:p>
          </table:table-cell>
          <table:table-cell table:formula="of:=[.I1]+[.J2]" office:value-type="float" office:value="3.8" calcext:value-type="float">
            <text:p>3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table:formula="of:=2*[.C3]" office:value-type="float" office:value="10.6" calcext:value-type="float">
            <text:p>10.6</text:p>
          </table:table-cell>
          <table:table-cell/>
          <table:table-cell table:formula="of:=[.G2]+[.E3]" office:value-type="float" office:value="18.2" calcext:value-type="float">
            <text:p>18.2</text:p>
          </table:table-cell>
          <table:table-cell office:value-type="float" office:value="124.3" calcext:value-type="float">
            <text:p>124.3</text:p>
          </table:table-cell>
          <table:table-cell table:formula="of:=[.I2]+[.J3]" office:value-type="float" office:value="9.1" calcext:value-type="float">
            <text:p>9.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175.68" calcext:value-type="float">
            <text:p>175.68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formula="of:=2*[.C4]" office:value-type="float" office:value="13.4" calcext:value-type="float">
            <text:p>13.4</text:p>
          </table:table-cell>
          <table:table-cell/>
          <table:table-cell table:formula="of:=[.G3]+[.E4]" office:value-type="float" office:value="31.6" calcext:value-type="float">
            <text:p>31.6</text:p>
          </table:table-cell>
          <table:table-cell office:value-type="float" office:value="175.68" calcext:value-type="float">
            <text:p>175.68</text:p>
          </table:table-cell>
          <table:table-cell table:formula="of:=[.I3]+[.J4]" office:value-type="float" office:value="15.8" calcext:value-type="float">
            <text:p>15.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table:formula="of:=2*[.C5]" office:value-type="float" office:value="8.2" calcext:value-type="float">
            <text:p>8.2</text:p>
          </table:table-cell>
          <table:table-cell/>
          <table:table-cell table:formula="of:=[.G4]+[.E5]" office:value-type="float" office:value="39.8" calcext:value-type="float">
            <text:p>39.8</text:p>
          </table:table-cell>
          <table:table-cell office:value-type="float" office:value="196.1" calcext:value-type="float">
            <text:p>196.1</text:p>
          </table:table-cell>
          <table:table-cell table:formula="of:=[.I4]+[.J5]" office:value-type="float" office:value="19.9" calcext:value-type="float">
            <text:p>19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17.48" calcext:value-type="float">
            <text:p>217.4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2*[.C6]" office:value-type="float" office:value="10" calcext:value-type="float">
            <text:p>10</text:p>
          </table:table-cell>
          <table:table-cell/>
          <table:table-cell table:formula="of:=[.G5]+[.E6]" office:value-type="float" office:value="49.8" calcext:value-type="float">
            <text:p>49.8</text:p>
          </table:table-cell>
          <table:table-cell office:value-type="float" office:value="217.48" calcext:value-type="float">
            <text:p>217.48</text:p>
          </table:table-cell>
          <table:table-cell table:formula="of:=[.I5]+[.J6]" office:value-type="float" office:value="24.9" calcext:value-type="float">
            <text:p>2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.21" calcext:value-type="float">
            <text:p>237.21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table:formula="of:=2*[.C7]" office:value-type="float" office:value="13.6" calcext:value-type="float">
            <text:p>13.6</text:p>
          </table:table-cell>
          <table:table-cell/>
          <table:table-cell table:formula="of:=[.G6]+[.E7]" office:value-type="float" office:value="63.4" calcext:value-type="float">
            <text:p>63.4</text:p>
          </table:table-cell>
          <table:table-cell office:value-type="float" office:value="237.21" calcext:value-type="float">
            <text:p>237.21</text:p>
          </table:table-cell>
          <table:table-cell table:formula="of:=[.I6]+[.J7]" office:value-type="float" office:value="31.7" calcext:value-type="float">
            <text:p>31.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57.67" calcext:value-type="float">
            <text:p>257.6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2*[.C8]" office:value-type="float" office:value="12" calcext:value-type="float">
            <text:p>12</text:p>
          </table:table-cell>
          <table:table-cell/>
          <table:table-cell table:formula="of:=[.G7]+[.E8]" office:value-type="float" office:value="75.4" calcext:value-type="float">
            <text:p>75.4</text:p>
          </table:table-cell>
          <table:table-cell office:value-type="float" office:value="257.67" calcext:value-type="float">
            <text:p>257.67</text:p>
          </table:table-cell>
          <table:table-cell table:formula="of:=[.I7]+[.J8]" office:value-type="float" office:value="37.7" calcext:value-type="float">
            <text:p>37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formula="of:=2*[.C9]" office:value-type="float" office:value="16.4" calcext:value-type="float">
            <text:p>16.4</text:p>
          </table:table-cell>
          <table:table-cell/>
          <table:table-cell table:formula="of:=[.G8]+[.E9]" office:value-type="float" office:value="91.8" calcext:value-type="float">
            <text:p>91.8</text:p>
          </table:table-cell>
          <table:table-cell office:value-type="float" office:value="278.6" calcext:value-type="float">
            <text:p>278.6</text:p>
          </table:table-cell>
          <table:table-cell table:formula="of:=[.I8]+[.J9]" office:value-type="float" office:value="45.9" calcext:value-type="float">
            <text:p>45.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07.2" calcext:value-type="float">
            <text:p>307.2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formula="of:=2*[.C10]" office:value-type="float" office:value="20.4" calcext:value-type="float">
            <text:p>20.4</text:p>
          </table:table-cell>
          <table:table-cell/>
          <table:table-cell table:formula="of:=[.G9]+[.E10]" office:value-type="float" office:value="112.2" calcext:value-type="float">
            <text:p>112.2</text:p>
          </table:table-cell>
          <table:table-cell office:value-type="float" office:value="307.2" calcext:value-type="float">
            <text:p>307.2</text:p>
          </table:table-cell>
          <table:table-cell table:formula="of:=[.I9]+[.J10]" office:value-type="float" office:value="56.1" calcext:value-type="float">
            <text:p>56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53.83" calcext:value-type="float">
            <text:p>353.83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table:formula="of:=2*[.C11]" office:value-type="float" office:value="39" calcext:value-type="float">
            <text:p>39</text:p>
          </table:table-cell>
          <table:table-cell/>
          <table:table-cell table:formula="of:=[.G10]+[.E11]" office:value-type="float" office:value="151.2" calcext:value-type="float">
            <text:p>151.2</text:p>
          </table:table-cell>
          <table:table-cell office:value-type="float" office:value="353.83" calcext:value-type="float">
            <text:p>353.83</text:p>
          </table:table-cell>
          <table:table-cell table:formula="of:=[.I10]+[.J11]" office:value-type="float" office:value="75.6" calcext:value-type="float">
            <text:p>75.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4"/>
          <table:table-cell office:value-type="float" office:value="19.5" calcext:value-type="float">
            <text:p>19.5</text:p>
          </table:table-cell>
          <table:table-cell/>
          <table:table-cell table:formula="of:=[.G11]+[.E12]" office:value-type="float" office:value="170.7" calcext:value-type="float">
            <text:p>170.7</text:p>
          </table:table-cell>
          <table:table-cell office:value-type="float" office:value="623" calcext:value-type="float">
            <text:p>623</text:p>
          </table:table-cell>
          <table:table-cell table:formula="of:=[.I11]+[.J12]" office:value-type="float" office:value="95.1" calcext:value-type="float">
            <text:p>95.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R=200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/>
          <table:table-cell table:formula="of:=[.G12]+[.E13]" office:value-type="float" office:value="180.2" calcext:value-type="float">
            <text:p>180.2</text:p>
          </table:table-cell>
          <table:table-cell office:value-type="float" office:value="868" calcext:value-type="float">
            <text:p>868</text:p>
          </table:table-cell>
          <table:table-cell table:formula="of:=[.I12]+[.J13]" office:value-type="float" office:value="104.6" calcext:value-type="float">
            <text:p>104.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formula="of:=[.G13]+[.E14]" office:value-type="float" office:value="189.7" calcext:value-type="float">
            <text:p>189.7</text:p>
          </table:table-cell>
          <table:table-cell office:value-type="float" office:value="1204" calcext:value-type="float">
            <text:p>1204</text:p>
          </table:table-cell>
          <table:table-cell table:formula="of:=[.I13]+[.J14]" office:value-type="float" office:value="114.1" calcext:value-type="float">
            <text:p>114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table:formula="of:=[.G14]+[.E15]" office:value-type="float" office:value="198" calcext:value-type="float">
            <text:p>198</text:p>
          </table:table-cell>
          <table:table-cell office:value-type="float" office:value="1702" calcext:value-type="float">
            <text:p>1702</text:p>
          </table:table-cell>
          <table:table-cell table:formula="of:=[.I14]+[.J15]" office:value-type="float" office:value="122.4" calcext:value-type="float">
            <text:p>122.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table:formula="of:=[.G15]+[.E16]" office:value-type="float" office:value="192.7" calcext:value-type="float">
            <text:p>192.7</text:p>
          </table:table-cell>
          <table:table-cell office:value-type="float" office:value="1200" calcext:value-type="float">
            <text:p>1200</text:p>
          </table:table-cell>
          <table:table-cell table:formula="of:=[.I15]+[.J16]" office:value-type="float" office:value="117.1" calcext:value-type="float">
            <text:p>117.1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6.8" calcext:value-type="float">
            <text:p>-6.8</text:p>
          </table:table-cell>
          <table:table-cell/>
          <table:table-cell table:formula="of:=[.G16]+[.E17]" office:value-type="float" office:value="185.9" calcext:value-type="float">
            <text:p>185.9</text:p>
          </table:table-cell>
          <table:table-cell office:value-type="float" office:value="868" calcext:value-type="float">
            <text:p>868</text:p>
          </table:table-cell>
          <table:table-cell table:formula="of:=[.I16]+[.J17]" office:value-type="float" office:value="110.3" calcext:value-type="float">
            <text:p>110.3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formula="of:=[.G17]+[.E18]" office:value-type="float" office:value="179.9" calcext:value-type="float">
            <text:p>179.9</text:p>
          </table:table-cell>
          <table:table-cell office:value-type="float" office:value="623" calcext:value-type="float">
            <text:p>623</text:p>
          </table:table-cell>
          <table:table-cell table:formula="of:=[.I17]+[.J18]" office:value-type="float" office:value="104.3" calcext:value-type="float">
            <text:p>104.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-6.8" calcext:value-type="float">
            <text:p>-6.8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table:formula="of:=[.G18]+[.E19]" office:value-type="float" office:value="173.2" calcext:value-type="float">
            <text:p>173.2</text:p>
          </table:table-cell>
          <table:table-cell office:value-type="float" office:value="436.6" calcext:value-type="float">
            <text:p>436.6</text:p>
          </table:table-cell>
          <table:table-cell table:formula="of:=[.I18]+[.J19]" office:value-type="float" office:value="97.6" calcext:value-type="float">
            <text:p>97.6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table:formula="of:=[.G19]+[.E20]" office:value-type="float" office:value="170.9" calcext:value-type="float">
            <text:p>170.9</text:p>
          </table:table-cell>
          <table:table-cell office:value-type="float" office:value="353.8" calcext:value-type="float">
            <text:p>353.8</text:p>
          </table:table-cell>
          <table:table-cell table:formula="of:=[.I19]+[.J20]" office:value-type="float" office:value="95.3" calcext:value-type="float">
            <text:p>95.3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436.6" calcext:value-type="float">
            <text:p>436.6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table:formula="of:=[.G20]+[.E21]" office:value-type="float" office:value="169" calcext:value-type="float">
            <text:p>169</text:p>
          </table:table-cell>
          <table:table-cell office:value-type="float" office:value="307" calcext:value-type="float">
            <text:p>307</text:p>
          </table:table-cell>
          <table:table-cell table:formula="of:=[.I20]+[.J21]" office:value-type="float" office:value="93.4" calcext:value-type="float">
            <text:p>93.4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353.8" calcext:value-type="float">
            <text:p>353.8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G21]+[.E22]" office:value-type="float" office:value="168" calcext:value-type="float">
            <text:p>168</text:p>
          </table:table-cell>
          <table:table-cell office:value-type="float" office:value="278.6" calcext:value-type="float">
            <text:p>278.6</text:p>
          </table:table-cell>
          <table:table-cell table:formula="of:=[.I21]+[.J22]" office:value-type="float" office:value="92.4" calcext:value-type="float">
            <text:p>92.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table:formula="of:=[.G22]+[.E23]" office:value-type="float" office:value="167.2" calcext:value-type="float">
            <text:p>167.2</text:p>
          </table:table-cell>
          <table:table-cell office:value-type="float" office:value="257.7" calcext:value-type="float">
            <text:p>257.7</text:p>
          </table:table-cell>
          <table:table-cell table:formula="of:=[.I22]+[.J23]" office:value-type="float" office:value="91.6" calcext:value-type="float">
            <text:p>91.6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table:formula="of:=[.G23]+[.E24]" office:value-type="float" office:value="166.4" calcext:value-type="float">
            <text:p>166.4</text:p>
          </table:table-cell>
          <table:table-cell office:value-type="float" office:value="237.21" calcext:value-type="float">
            <text:p>237.21</text:p>
          </table:table-cell>
          <table:table-cell table:formula="of:=[.I23]+[.J24]" office:value-type="float" office:value="90.8" calcext:value-type="float">
            <text:p>90.8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57.7" calcext:value-type="float">
            <text:p>257.7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table:formula="of:=[.G24]+[.E25]" office:value-type="float" office:value="165.6" calcext:value-type="float">
            <text:p>165.6</text:p>
          </table:table-cell>
          <table:table-cell office:value-type="float" office:value="217.48" calcext:value-type="float">
            <text:p>217.48</text:p>
          </table:table-cell>
          <table:table-cell table:formula="of:=[.I24]+[.J25]" office:value-type="float" office:value="90" calcext:value-type="float">
            <text:p>90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37.21" calcext:value-type="float">
            <text:p>237.21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formula="of:=[.G25]+[.E26]" office:value-type="float" office:value="164.7" calcext:value-type="float">
            <text:p>164.7</text:p>
          </table:table-cell>
          <table:table-cell office:value-type="float" office:value="196.1" calcext:value-type="float">
            <text:p>196.1</text:p>
          </table:table-cell>
          <table:table-cell table:formula="of:=[.I25]+[.J26]" office:value-type="float" office:value="89.1" calcext:value-type="float">
            <text:p>89.1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217.48" calcext:value-type="float">
            <text:p>217.48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formula="of:=[.G26]+[.E27]" office:value-type="float" office:value="163.8" calcext:value-type="float">
            <text:p>163.8</text:p>
          </table:table-cell>
          <table:table-cell office:value-type="float" office:value="175" calcext:value-type="float">
            <text:p>175</text:p>
          </table:table-cell>
          <table:table-cell table:formula="of:=[.I26]+[.J27]" office:value-type="float" office:value="88.2" calcext:value-type="float">
            <text:p>88.2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table:formula="of:=[.G27]+[.E28]" office:value-type="float" office:value="161.3" calcext:value-type="float">
            <text:p>161.3</text:p>
          </table:table-cell>
          <table:table-cell office:value-type="float" office:value="123" calcext:value-type="float">
            <text:p>123</text:p>
          </table:table-cell>
          <table:table-cell table:formula="of:=[.I27]+[.J28]" office:value-type="float" office:value="85.7" calcext:value-type="float">
            <text:p>85.7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table:formula="of:=[.G28]+[.E29]" office:value-type="float" office:value="157.8" calcext:value-type="float">
            <text:p>157.8</text:p>
          </table:table-cell>
          <table:table-cell office:value-type="float" office:value="60.9" calcext:value-type="float">
            <text:p>60.9</text:p>
          </table:table-cell>
          <table:table-cell table:formula="of:=[.I28]+[.J29]" office:value-type="float" office:value="82.2" calcext:value-type="float">
            <text:p>82.2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formula="of:=[.G29]+[.E30]" office:value-type="float" office:value="153.8" calcext:value-type="float">
            <text:p>153.8</text:p>
          </table:table-cell>
          <table:table-cell office:value-type="float" office:value="0" calcext:value-type="float">
            <text:p>0</text:p>
          </table:table-cell>
          <table:table-cell table:formula="of:=[.I29]+[.J30]" office:value-type="float" office:value="78.2" calcext:value-type="float">
            <text:p>78.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table:formula="of:=[.G30]+[.E31]" office:value-type="float" office:value="148" calcext:value-type="float">
            <text:p>148</text:p>
          </table:table-cell>
          <table:table-cell office:value-type="float" office:value="-61.14" calcext:value-type="float">
            <text:p>-61.14</text:p>
          </table:table-cell>
          <table:table-cell table:formula="of:=[.I30]+[.J31]" office:value-type="float" office:value="72.4" calcext:value-type="float">
            <text:p>72.4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table:formula="of:=[.G31]+[.E32]" office:value-type="float" office:value="137.2" calcext:value-type="float">
            <text:p>137.2</text:p>
          </table:table-cell>
          <table:table-cell office:value-type="float" office:value="-123" calcext:value-type="float">
            <text:p>-123</text:p>
          </table:table-cell>
          <table:table-cell table:formula="of:=[.I31]+[.J32]" office:value-type="float" office:value="61.6" calcext:value-type="float">
            <text:p>61.6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table:number-columns-repeated="4"/>
          <table:table-cell office:value-type="float" office:value="-6" calcext:value-type="float">
            <text:p>-6</text:p>
          </table:table-cell>
          <table:table-cell/>
          <table:table-cell table:formula="of:=[.G32]+[.E33]" office:value-type="float" office:value="131.2" calcext:value-type="float">
            <text:p>131.2</text:p>
          </table:table-cell>
          <table:table-cell office:value-type="float" office:value="-174" calcext:value-type="float">
            <text:p>-174</text:p>
          </table:table-cell>
          <table:table-cell table:formula="of:=[.I32]+[.J33]" office:value-type="float" office:value="55.6" calcext:value-type="float">
            <text:p>55.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1.14" calcext:value-type="float">
            <text:p>-61.14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table:formula="of:=[.G33]+[.E34]" office:value-type="float" office:value="127" calcext:value-type="float">
            <text:p>127</text:p>
          </table:table-cell>
          <table:table-cell office:value-type="float" office:value="-195" calcext:value-type="float">
            <text:p>-195</text:p>
          </table:table-cell>
          <table:table-cell table:formula="of:=[.I33]+[.J34]" office:value-type="float" office:value="51.4" calcext:value-type="float">
            <text:p>51.4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table:formula="of:=[.G34]+[.E35]" office:value-type="float" office:value="121.9" calcext:value-type="float">
            <text:p>121.9</text:p>
          </table:table-cell>
          <table:table-cell office:value-type="float" office:value="-216" calcext:value-type="float">
            <text:p>-216</text:p>
          </table:table-cell>
          <table:table-cell table:formula="of:=[.I34]+[.J35]" office:value-type="float" office:value="46.3" calcext:value-type="float">
            <text:p>46.3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6.2" calcext:value-type="float">
            <text:p>-6.2</text:p>
          </table:table-cell>
          <table:table-cell/>
          <table:table-cell table:formula="of:=[.G35]+[.E36]" office:value-type="float" office:value="115.7" calcext:value-type="float">
            <text:p>115.7</text:p>
          </table:table-cell>
          <table:table-cell office:value-type="float" office:value="-236" calcext:value-type="float">
            <text:p>-236</text:p>
          </table:table-cell>
          <table:table-cell table:formula="of:=[.I35]+[.J36]" office:value-type="float" office:value="40.1" calcext:value-type="float">
            <text:p>40.1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table:formula="of:=[.G36]+[.E37]" office:value-type="float" office:value="107.8" calcext:value-type="float">
            <text:p>107.8</text:p>
          </table:table-cell>
          <table:table-cell office:value-type="float" office:value="-257" calcext:value-type="float">
            <text:p>-257</text:p>
          </table:table-cell>
          <table:table-cell table:formula="of:=[.I36]+[.J37]" office:value-type="float" office:value="32.2" calcext:value-type="float">
            <text:p>32.2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table:formula="of:=[.G37]+[.E38]" office:value-type="float" office:value="99.5999999999999" calcext:value-type="float">
            <text:p>99.5999999999999</text:p>
          </table:table-cell>
          <table:table-cell office:value-type="float" office:value="-278" calcext:value-type="float">
            <text:p>-278</text:p>
          </table:table-cell>
          <table:table-cell table:formula="of:=[.I37]+[.J38]" office:value-type="float" office:value="24" calcext:value-type="float">
            <text:p>2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/>
          <table:table-cell office:value-type="float" office:value="-6.2" calcext:value-type="float">
            <text:p>-6.2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table:formula="of:=[.G38]+[.E39]" office:value-type="float" office:value="86.5999999999999" calcext:value-type="float">
            <text:p>86.5999999999999</text:p>
          </table:table-cell>
          <table:table-cell office:value-type="float" office:value="-306" calcext:value-type="float">
            <text:p>-306</text:p>
          </table:table-cell>
          <table:table-cell table:formula="of:=[.I38]+[.J39]"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-17.5" calcext:value-type="float">
            <text:p>-17.5</text:p>
          </table:table-cell>
          <table:table-cell/>
          <table:table-cell table:formula="of:=[.G39]+[.E40]" office:value-type="float" office:value="69.0999999999999" calcext:value-type="float">
            <text:p>69.0999999999999</text:p>
          </table:table-cell>
          <table:table-cell office:value-type="float" office:value="-352" calcext:value-type="float">
            <text:p>-352</text:p>
          </table:table-cell>
          <table:table-cell table:formula="of:=[.I39]+[.J40]" office:value-type="float" office:value="-6.5" calcext:value-type="float">
            <text:p>-6.5</text:p>
          </table:table-cell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-25.5" calcext:value-type="float">
            <text:p>-25.5</text:p>
          </table:table-cell>
          <table:table-cell/>
          <table:table-cell table:formula="of:=[.G40]+[.E41]" office:value-type="float" office:value="43.5999999999999" calcext:value-type="float">
            <text:p>43.5999999999999</text:p>
          </table:table-cell>
          <table:table-cell office:value-type="float" office:value="-436" calcext:value-type="float">
            <text:p>-436</text:p>
          </table:table-cell>
          <table:table-cell table:formula="of:=[.I40]+[.J41]" office:value-type="float" office:value="-32" calcext:value-type="float">
            <text:p>-32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8.2" calcext:value-type="float">
            <text:p>-18.2</text:p>
          </table:table-cell>
          <table:table-cell/>
          <table:table-cell table:formula="of:=[.G41]+[.E42]" office:value-type="float" office:value="25.3999999999999" calcext:value-type="float">
            <text:p>25.3999999999999</text:p>
          </table:table-cell>
          <table:table-cell office:value-type="float" office:value="-623" calcext:value-type="float">
            <text:p>-623</text:p>
          </table:table-cell>
          <table:table-cell table:formula="of:=[.I41]+[.J42]" office:value-type="float" office:value="-50.2" calcext:value-type="float">
            <text:p>-50.2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/>
          <table:table-cell office:value-type="float" office:value="-17.5" calcext:value-type="float">
            <text:p>-17.5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table:formula="of:=[.G42]+[.E43]" office:value-type="float" office:value="16.4999999999999" calcext:value-type="float">
            <text:p>16.4999999999999</text:p>
          </table:table-cell>
          <table:table-cell office:value-type="float" office:value="-869" calcext:value-type="float">
            <text:p>-869</text:p>
          </table:table-cell>
          <table:table-cell table:formula="of:=[.I42]+[.J43]" office:value-type="float" office:value="-59.1" calcext:value-type="float">
            <text:p>-59.1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-436" calcext:value-type="float">
            <text:p>-436</text:p>
          </table:table-cell>
          <table:table-cell/>
          <table:table-cell office:value-type="float" office:value="-25.5" calcext:value-type="float">
            <text:p>-25.5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table:formula="of:=[.G43]+[.E44]" office:value-type="float" office:value="7.99999999999992" calcext:value-type="float">
            <text:p>7.99999999999992</text:p>
          </table:table-cell>
          <table:table-cell office:value-type="float" office:value="-1206" calcext:value-type="float">
            <text:p>-1206</text:p>
          </table:table-cell>
          <table:table-cell table:formula="of:=[.I43]+[.J44]" office:value-type="float" office:value="-67.6" calcext:value-type="float">
            <text:p>-67.6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-623" calcext:value-type="float">
            <text:p>-623</text:p>
          </table:table-cell>
          <table:table-cell/>
          <table:table-cell office:value-type="float" office:value="-18.2" calcext:value-type="float">
            <text:p>-18.2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table:formula="of:=[.G44]+[.E45]" office:value-type="float" office:value="0.899999999999922" calcext:value-type="float">
            <text:p>0.899999999999922</text:p>
          </table:table-cell>
          <table:table-cell office:value-type="float" office:value="-1705" calcext:value-type="float">
            <text:p>-1705</text:p>
          </table:table-cell>
          <table:table-cell table:formula="of:=[.I44]+[.J45]" office:value-type="float" office:value="-74.7" calcext:value-type="float">
            <text:p>-74.7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formula="of:=[.G45]+[.E46]" office:value-type="float" office:value="6.39999999999992" calcext:value-type="float">
            <text:p>6.39999999999992</text:p>
          </table:table-cell>
          <table:table-cell office:value-type="float" office:value="-1209" calcext:value-type="float">
            <text:p>-1209</text:p>
          </table:table-cell>
          <table:table-cell table:formula="of:=[.I45]+[.J46]" office:value-type="float" office:value="-69.2" calcext:value-type="float">
            <text:p>-69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-1206" calcext:value-type="float">
            <text:p>-1206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[.G46]+[.E47]" office:value-type="float" office:value="11.5999999999999" calcext:value-type="float">
            <text:p>11.5999999999999</text:p>
          </table:table-cell>
          <table:table-cell office:value-type="float" office:value="-871" calcext:value-type="float">
            <text:p>-871</text:p>
          </table:table-cell>
          <table:table-cell table:formula="of:=[.I46]+[.J47]" office:value-type="float" office:value="-64" calcext:value-type="float">
            <text:p>-6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-1705" calcext:value-type="float">
            <text:p>-1705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formula="of:=[.G47]+[.E48]" office:value-type="float" office:value="17.0999999999999" calcext:value-type="float">
            <text:p>17.0999999999999</text:p>
          </table:table-cell>
          <table:table-cell office:value-type="float" office:value="-623" calcext:value-type="float">
            <text:p>-623</text:p>
          </table:table-cell>
          <table:table-cell table:formula="of:=[.I47]+[.J48]" office:value-type="float" office:value="-58.5" calcext:value-type="float">
            <text:p>-58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/>
          <table:table-cell table:formula="of:=[.G48]+[.E49]" office:value-type="float" office:value="22.5999999999999" calcext:value-type="float">
            <text:p>22.5999999999999</text:p>
          </table:table-cell>
          <table:table-cell office:value-type="float" office:value="-435" calcext:value-type="float">
            <text:p>-435</text:p>
          </table:table-cell>
          <table:table-cell table:formula="of:=[.I48]+[.J49]" office:value-type="float" office:value="-53" calcext:value-type="float">
            <text:p>-5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-1209" calcext:value-type="float">
            <text:p>-1209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formula="of:=[.G49]+[.E50]" office:value-type="float" office:value="25.3999999999999" calcext:value-type="float">
            <text:p>25.3999999999999</text:p>
          </table:table-cell>
          <table:table-cell office:value-type="float" office:value="-351" calcext:value-type="float">
            <text:p>-351</text:p>
          </table:table-cell>
          <table:table-cell table:formula="of:=[.I49]+[.J50]" office:value-type="float" office:value="-50.2" calcext:value-type="float">
            <text:p>-50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-871" calcext:value-type="float">
            <text:p>-871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[.G50]+[.E51]" office:value-type="float" office:value="26.8999999999999" calcext:value-type="float">
            <text:p>26.8999999999999</text:p>
          </table:table-cell>
          <table:table-cell office:value-type="float" office:value="-305" calcext:value-type="float">
            <text:p>-305</text:p>
          </table:table-cell>
          <table:table-cell table:formula="of:=[.I50]+[.J51]" office:value-type="float" office:value="-48.7" calcext:value-type="float">
            <text:p>-48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-623" calcext:value-type="float">
            <text:p>-623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51]+[.E52]" office:value-type="float" office:value="27.8999999999999" calcext:value-type="float">
            <text:p>27.8999999999999</text:p>
          </table:table-cell>
          <table:table-cell office:value-type="float" office:value="-276" calcext:value-type="float">
            <text:p>-276</text:p>
          </table:table-cell>
          <table:table-cell table:formula="of:=[.I51]+[.J52]" office:value-type="float" office:value="-47.7" calcext:value-type="float">
            <text:p>-4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52]+[.E53]" office:value-type="float" office:value="28.6999999999999" calcext:value-type="float">
            <text:p>28.6999999999999</text:p>
          </table:table-cell>
          <table:table-cell office:value-type="float" office:value="-255" calcext:value-type="float">
            <text:p>-255</text:p>
          </table:table-cell>
          <table:table-cell table:formula="of:=[.I52]+[.J53]" office:value-type="float" office:value="-46.9" calcext:value-type="float">
            <text:p>-46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351" calcext:value-type="float">
            <text:p>-351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53]+[.E54]" office:value-type="float" office:value="29.4999999999999" calcext:value-type="float">
            <text:p>29.4999999999999</text:p>
          </table:table-cell>
          <table:table-cell office:value-type="float" office:value="-234" calcext:value-type="float">
            <text:p>-234</text:p>
          </table:table-cell>
          <table:table-cell table:formula="of:=[.I53]+[.J54]" office:value-type="float" office:value="-46.1" calcext:value-type="float">
            <text:p>-46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54]+[.E55]" office:value-type="float" office:value="30.2999999999999" calcext:value-type="float">
            <text:p>30.2999999999999</text:p>
          </table:table-cell>
          <table:table-cell office:value-type="float" office:value="-214" calcext:value-type="float">
            <text:p>-214</text:p>
          </table:table-cell>
          <table:table-cell table:formula="of:=[.I54]+[.J55]" office:value-type="float" office:value="-45.3" calcext:value-type="float">
            <text:p>-45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55]+[.E56]" office:value-type="float" office:value="31.0999999999999" calcext:value-type="float">
            <text:p>31.0999999999999</text:p>
          </table:table-cell>
          <table:table-cell office:value-type="float" office:value="-193" calcext:value-type="float">
            <text:p>-193</text:p>
          </table:table-cell>
          <table:table-cell table:formula="of:=[.I55]+[.J56]" office:value-type="float" office:value="-44.5" calcext:value-type="float">
            <text:p>-4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G56]+[.E57]" office:value-type="float" office:value="31.8999999999999" calcext:value-type="float">
            <text:p>31.8999999999999</text:p>
          </table:table-cell>
          <table:table-cell office:value-type="float" office:value="-173" calcext:value-type="float">
            <text:p>-173</text:p>
          </table:table-cell>
          <table:table-cell table:formula="of:=[.I56]+[.J57]" office:value-type="float" office:value="-43.7" calcext:value-type="float">
            <text:p>-43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table:formula="of:=[.G57]+[.E58]" office:value-type="float" office:value="34.3999999999999" calcext:value-type="float">
            <text:p>34.3999999999999</text:p>
          </table:table-cell>
          <table:table-cell office:value-type="float" office:value="-121" calcext:value-type="float">
            <text:p>-121</text:p>
          </table:table-cell>
          <table:table-cell table:formula="of:=[.I57]+[.J58]" office:value-type="float" office:value="-41.2" calcext:value-type="float">
            <text:p>-41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formula="of:=[.G58]+[.E59]" office:value-type="float" office:value="37.8999999999999" calcext:value-type="float">
            <text:p>37.8999999999999</text:p>
          </table:table-cell>
          <table:table-cell office:value-type="float" office:value="-60" calcext:value-type="float">
            <text:p>-60</text:p>
          </table:table-cell>
          <table:table-cell table:formula="of:=[.I58]+[.J59]" office:value-type="float" office:value="-37.7" calcext:value-type="float">
            <text:p>-37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G59]+[.E60]" office:value-type="float" office:value="41.8999999999999" calcext:value-type="float">
            <text:p>41.8999999999999</text:p>
          </table:table-cell>
          <table:table-cell office:value-type="float" office:value="0" calcext:value-type="float">
            <text:p>0</text:p>
          </table:table-cell>
          <table:table-cell table:formula="of:=[.I59]+[.J60]" office:value-type="float" office:value="-33.7" calcext:value-type="float">
            <text:p>-3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formula="of:=[.G60]+[.E61]" office:value-type="float" office:value="47.3999999999999" calcext:value-type="float">
            <text:p>47.3999999999999</text:p>
          </table:table-cell>
          <table:table-cell office:value-type="float" office:value="60" calcext:value-type="float">
            <text:p>60</text:p>
          </table:table-cell>
          <table:table-cell table:formula="of:=[.I60]+[.J61]" office:value-type="float" office:value="-28.2" calcext:value-type="float">
            <text:p>-28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table:formula="of:=[.G61]+[.E62]" office:value-type="float" office:value="57.8999999999999" calcext:value-type="float">
            <text:p>57.8999999999999</text:p>
          </table:table-cell>
          <table:table-cell office:value-type="float" office:value="122" calcext:value-type="float">
            <text:p>122</text:p>
          </table:table-cell>
          <table:table-cell table:formula="of:=[.I61]+[.J62]" office:value-type="float" office:value="-17.7" calcext:value-type="float">
            <text:p>-17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G62]+[.E63]" office:value-type="float" office:value="63.8999999999999" calcext:value-type="float">
            <text:p>63.8999999999999</text:p>
          </table:table-cell>
          <table:table-cell office:value-type="float" office:value="173" calcext:value-type="float">
            <text:p>173</text:p>
          </table:table-cell>
          <table:table-cell table:formula="of:=[.I62]+[.J63]" office:value-type="float" office:value="-11.7" calcext:value-type="float">
            <text:p>-11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table:formula="of:=[.G63]+[.E64]" office:value-type="float" office:value="68.1999999999999" calcext:value-type="float">
            <text:p>68.1999999999999</text:p>
          </table:table-cell>
          <table:table-cell office:value-type="float" office:value="194" calcext:value-type="float">
            <text:p>194</text:p>
          </table:table-cell>
          <table:table-cell table:formula="of:=[.I63]+[.J64]" office:value-type="float" office:value="-7.4" calcext:value-type="float">
            <text:p>-7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/>
          <table:table-cell table:formula="of:=[.G64]+[.E65]" office:value-type="float" office:value="73.6999999999999" calcext:value-type="float">
            <text:p>73.6999999999999</text:p>
          </table:table-cell>
          <table:table-cell office:value-type="float" office:value="215" calcext:value-type="float">
            <text:p>215</text:p>
          </table:table-cell>
          <table:table-cell table:formula="of:=[.I64]+[.J65]" office:value-type="float" office:value="-1.9" calcext:value-type="float">
            <text:p>-1.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G65]+[.E66]" office:value-type="float" office:value="79.6999999999999" calcext:value-type="float">
            <text:p>79.699999999999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formula="of:=[.G66]+[.E67]" office:value-type="float" office:value="87.8999999999999" calcext:value-type="float">
            <text:p>87.8999999999999</text:p>
          </table:table-cell>
          <table:table-cell office:value-type="float" office:value="256" calcext:value-type="float">
            <text:p>256</text:p>
          </table:table-cell>
          <table:table-cell table:formula="of:=[.I66]+[.J67]" office:value-type="float" office:value="8.2" calcext:value-type="float">
            <text:p>8.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formula="of:=[.G67]+[.E68]" office:value-type="float" office:value="97.3999999999999" calcext:value-type="float">
            <text:p>97.3999999999999</text:p>
          </table:table-cell>
          <table:table-cell office:value-type="float" office:value="277" calcext:value-type="float">
            <text:p>277</text:p>
          </table:table-cell>
          <table:table-cell table:formula="of:=[.I67]+[.J68]" office:value-type="float" office:value="17.7" calcext:value-type="float">
            <text:p>17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table:formula="of:=[.G68]+[.E69]" office:value-type="float" office:value="110.9" calcext:value-type="float">
            <text:p>110.9</text:p>
          </table:table-cell>
          <table:table-cell office:value-type="float" office:value="306" calcext:value-type="float">
            <text:p>306</text:p>
          </table:table-cell>
          <table:table-cell table:formula="of:=[.I68]+[.J69]" office:value-type="float" office:value="31.2" calcext:value-type="float">
            <text:p>31.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G69]+[.E70]" office:value-type="float" office:value="133.9" calcext:value-type="float">
            <text:p>133.9</text:p>
          </table:table-cell>
          <table:table-cell office:value-type="float" office:value="352" calcext:value-type="float">
            <text:p>352</text:p>
          </table:table-cell>
          <table:table-cell table:formula="of:=[.I69]+[.J70]" office:value-type="float" office:value="54.2" calcext:value-type="float">
            <text:p>54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.5" calcext:value-type="float">
            <text:p>25.5</text:p>
          </table:table-cell>
          <table:table-cell/>
          <table:table-cell table:formula="of:=[.G70]+[.E71]" office:value-type="float" office:value="159.4" calcext:value-type="float">
            <text:p>159.4</text:p>
          </table:table-cell>
          <table:table-cell office:value-type="float" office:value="436" calcext:value-type="float">
            <text:p>436</text:p>
          </table:table-cell>
          <table:table-cell table:formula="of:=[.I70]+[.J71]" office:value-type="float" office:value="79.7" calcext:value-type="float">
            <text:p>79.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G71]+[.E72]" office:value-type="float" office:value="181.4" calcext:value-type="float">
            <text:p>181.4</text:p>
          </table:table-cell>
          <table:table-cell office:value-type="float" office:value="623" calcext:value-type="float">
            <text:p>623</text:p>
          </table:table-cell>
          <table:table-cell table:formula="of:=[.I71]+[.J72]" office:value-type="float" office:value="101.7" calcext:value-type="float">
            <text:p>10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formula="of:=[.G72]+[.E73]" office:value-type="float" office:value="189.9" calcext:value-type="float">
            <text:p>189.9</text:p>
          </table:table-cell>
          <table:table-cell office:value-type="float" office:value="870" calcext:value-type="float">
            <text:p>870</text:p>
          </table:table-cell>
          <table:table-cell table:formula="of:=[.I72]+[.J73]" office:value-type="float" office:value="110.2" calcext:value-type="float">
            <text:p>110.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G73]+[.E74]" office:value-type="float" office:value="198.9" calcext:value-type="float">
            <text:p>198.9</text:p>
          </table:table-cell>
          <table:table-cell office:value-type="float" office:value="1208" calcext:value-type="float">
            <text:p>1208</text:p>
          </table:table-cell>
          <table:table-cell table:formula="of:=[.I73]+[.J74]" office:value-type="float" office:value="119.2" calcext:value-type="float">
            <text:p>119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table:formula="of:=[.G74]+[.E75]" office:value-type="float" office:value="206.4" calcext:value-type="float">
            <text:p>206.4</text:p>
          </table:table-cell>
          <table:table-cell office:value-type="float" office:value="1708" calcext:value-type="float">
            <text:p>1708</text:p>
          </table:table-cell>
          <table:table-cell table:formula="of:=[.I74]+[.J75]" office:value-type="float" office:value="126.7" calcext:value-type="float">
            <text:p>126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25.5" calcext:value-type="float">
            <text:p>25.5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00:31:12.9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20:35:41.238000000</meta:creation-date>
    <dc:date>2021-11-27T00:51:02.271000000</dc:date>
    <meta:editing-duration>PT24M9S</meta:editing-duration>
    <meta:editing-cycles>2</meta:editing-cycles>
    <meta:generator>LibreOffice/7.1.0.3$Windows_X86_64 LibreOffice_project/f6099ecf3d29644b5008cc8f48f42f4a40986e4c</meta:generator>
    <meta:document-statistic meta:table-count="1" meta:cell-count="5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4cm" svg:y="4.198cm" style:legend-expansion="high" chart:style-name="ch2"/>
        <chart:plot-area chart:style-name="ch3" table:cell-range-address="Лист1.H2:Лист1.I75" svg:x="0.32cm" svg:y="0.18cm" svg:width="12.954cm" svg:height="8.64cm">
          <chart:coordinate-region svg:x="0.765cm" svg:y="0.382cm" svg:width="12.12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I2:Лист1.I75" chart:class="chart:scatter">
            <chart:domain table:cell-range-address="Лист1.H2:Лист1.H75"/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8">
                <text:p>61.8</text:p>
                <draw:g>
                  <svg:desc>Лист1.H2:Лист1.H75</svg:desc>
                </draw:g>
              </table:table-cell>
              <table:table-cell office:value-type="float" office:value="3.8">
                <text:p>3.8</text:p>
                <draw:g>
                  <svg:desc>Лист1.I2:Лист1.I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.3">
                <text:p>124.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.68">
                <text:p>175.6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.1">
                <text:p>196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48">
                <text:p>217.48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.21">
                <text:p>237.2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.67">
                <text:p>257.6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8.6">
                <text:p>278.6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.2">
                <text:p>307.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.83">
                <text:p>353.83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">
                <text:p>623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8">
                <text:p>86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4">
                <text:p>1204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2">
                <text:p>1702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8">
                <text:p>868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3">
                <text:p>623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.6">
                <text:p>436.6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.8">
                <text:p>353.8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">
                <text:p>307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.6">
                <text:p>278.6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.7">
                <text:p>257.7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.21">
                <text:p>237.21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48">
                <text:p>217.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.1">
                <text:p>196.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">
                <text:p>12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9">
                <text:p>60.9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1.14">
                <text:p>-61.14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3">
                <text:p>-12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4">
                <text:p>-174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5">
                <text:p>-19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6">
                <text:p>-21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36">
                <text:p>-236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57">
                <text:p>-25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78">
                <text:p>-2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6">
                <text:p>-3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52">
                <text:p>-352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36">
                <text:p>-43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23">
                <text:p>-623</text:p>
              </table:table-cell>
              <table:table-cell office:value-type="float" office:value="-50.2">
                <text:p>-5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69">
                <text:p>-869</text:p>
              </table:table-cell>
              <table:table-cell office:value-type="float" office:value="-59.1">
                <text:p>-59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06">
                <text:p>-1206</text:p>
              </table:table-cell>
              <table:table-cell office:value-type="float" office:value="-67.6">
                <text:p>-67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05">
                <text:p>-1705</text:p>
              </table:table-cell>
              <table:table-cell office:value-type="float" office:value="-74.7">
                <text:p>-7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09">
                <text:p>-1209</text:p>
              </table:table-cell>
              <table:table-cell office:value-type="float" office:value="-69.2">
                <text:p>-6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71">
                <text:p>-87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23">
                <text:p>-623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5">
                <text:p>-43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51">
                <text:p>-351</text:p>
              </table:table-cell>
              <table:table-cell office:value-type="float" office:value="-50.2">
                <text:p>-5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05">
                <text:p>-305</text:p>
              </table:table-cell>
              <table:table-cell office:value-type="float" office:value="-48.7">
                <text:p>-48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76">
                <text:p>-276</text:p>
              </table:table-cell>
              <table:table-cell office:value-type="float" office:value="-47.7">
                <text:p>-4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5">
                <text:p>-255</text:p>
              </table:table-cell>
              <table:table-cell office:value-type="float" office:value="-46.9">
                <text:p>-46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34">
                <text:p>-234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4">
                <text:p>-214</text:p>
              </table:table-cell>
              <table:table-cell office:value-type="float" office:value="-45.3">
                <text:p>-4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3">
                <text:p>-193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3">
                <text:p>-173</text:p>
              </table:table-cell>
              <table:table-cell office:value-type="float" office:value="-43.7">
                <text:p>-4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1">
                <text:p>-121</text:p>
              </table:table-cell>
              <table:table-cell office:value-type="float" office:value="-41.2">
                <text:p>-4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0">
                <text:p>-60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">
                <text:p>173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">
                <text:p>19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5">
                <text:p>21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">
                <text:p>25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7">
                <text:p>27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6">
                <text:p>30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2">
                <text:p>35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6">
                <text:p>436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3">
                <text:p>623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0">
                <text:p>870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8">
                <text:p>1208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8">
                <text:p>1708</text:p>
              </table:table-cell>
              <table:table-cell office:value-type="float" office:value="126.7">
                <text:p>12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